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" style:font-adornments="Standard" style:font-family-generic="modern" style:font-pitch="fixed"/>
    <style:font-face style:name="Courier New" svg:font-family="'Courier New'" style:font-adornments="Standard" style:font-family-generic="modern" style:font-pitch="fixed"/>
  </office:font-face-decls>
  <office:automatic-styles/>
  <office:body>
    <office:text text:use-soft-page-breaks="true">
      <text:p text:style-name="Title">The Alpha novel title</text:p>
      <text:p text:style-name="Subtitle"/>
      <text:h text:style-name="Heading_20_2" text:outline-level="2">Alpha Chapter Title 1</text:h>
      <text:h text:style-name="Überschrift_20_3_20_unsichtbar" text:outline-level="3">Alpha section (sc15)</text:h>
      <text:section text:style-name="Sect1" text:name="sc15">
        <text:p text:style-name="Kapitelanfang"/>
      </text:section>
      <text:h text:style-name="Überschrift_20_3_20_unsichtbar" text:outline-level="3">Appended Alpha section (sc16)</text:h>
      <text:section text:style-name="Sect1" text:name="sc16">
        <text:p text:style-name="First_20_line_20_indent"/>
      </text:section>
      <text:h text:style-name="Heading_20_2" text:outline-level="2">Alpha Chapter Title 2</text:h>
      <text:h text:style-name="Überschrift_20_3_20_unsichtbar" text:outline-level="3">Alpha section (sc17)</text:h>
      <text:section text:style-name="Sect1" text:name="sc17">
        <text:p text:style-name="Kapitelanfang"/>
      </text:section>
      <text:p text:style-name="Heading_20_4">* * *</text:p>
      <text:h text:style-name="Überschrift_20_3_20_unsichtbar" text:outline-level="3">Alpha section (sc18)</text:h>
      <text:section text:style-name="Sect1" text:name="sc18">
        <text:p text:style-name="Text_20_body"/>
      </text:section>
      <text:h text:style-name="Heading_20_2" text:outline-level="2">Alpha Chapter Title 3</text:h>
      <text:h text:style-name="Überschrift_20_3_20_unsichtbar" text:outline-level="3">Alpha section (sc19)</text:h>
      <text:section text:style-name="Sect1" text:name="sc19">
        <text:p text:style-name="Kapitelanfang"/>
      </text:section>
      <text:p text:style-name="Heading_20_4">* * *</text:p>
      <text:h text:style-name="Überschrift_20_3_20_unsichtbar" text:outline-level="3">Alpha section (sc20)</text:h>
      <text:section text:style-name="Sect1" text:name="sc20">
        <text:p text:style-name="Text_20_body"/>
      </text:section>
      <text:h text:style-name="Heading_20_2" text:outline-level="2">Alpha Chapter Title 4</text:h>
      <text:h text:style-name="Überschrift_20_3_20_unsichtbar" text:outline-level="3">Alpha section (sc21)</text:h>
      <text:section text:style-name="Sect1" text:name="sc21">
        <text:p text:style-name="Kapitelanfang"/>
      </text:section>
      <text:p text:style-name="Heading_20_4">* * *</text:p>
      <text:h text:style-name="Überschrift_20_3_20_unsichtbar" text:outline-level="3">Alpha section (sc22)</text:h>
      <text:section text:style-name="Sect1" text:name="sc22">
        <text:p text:style-name="Text_20_body"/>
      </text:section>
      <text:h text:style-name="Heading_20_2" text:outline-level="2">Alpha Chapter Title 5</text:h>
      <text:h text:style-name="Überschrift_20_3_20_unsichtbar" text:outline-level="3">Alpha section (sc25)</text:h>
      <text:section text:style-name="Sect1" text:name="sc25">
        <text:p text:style-name="Kapitelanfang"/>
      </text:section>
      <text:p text:style-name="Heading_20_4">* * *</text:p>
      <text:h text:style-name="Überschrift_20_3_20_unsichtbar" text:outline-level="3">Alpha section (sc23)</text:h>
      <text:section text:style-name="Sect1" text:name="sc23">
        <text:p text:style-name="Text_20_body"/>
      </text:section>
      <text:h text:style-name="Heading_20_2" text:outline-level="2">Alpha Chapter Title 6</text:h>
      <text:h text:style-name="Überschrift_20_3_20_unsichtbar" text:outline-level="3">Alpha section (sc24)</text:h>
      <text:section text:style-name="Sect1" text:name="sc24">
        <text:p text:style-name="Kapitelanfang"/>
      </text:section>
      <text:p text:style-name="Heading_20_4">* * *</text:p>
      <text:h text:style-name="Überschrift_20_3_20_unsichtbar" text:outline-level="3">Alpha section (sc26)</text:h>
      <text:section text:style-name="Sect1" text:name="sc26">
        <text:p text:style-name="Text_20_body"/>
      </text:section>
      <text:h text:style-name="Heading_20_2" text:outline-level="2">Unused Alpha Chapter Title 7</text:h>
      <text:h text:style-name="Überschrift_20_3_20_unsichtbar" text:outline-level="3">Unused Alpha section (sc27)</text:h>
      <text:section text:style-name="Sect1" text:name="sc27">
        <text:p text:style-name="Kapitelanfang"/>
      </text:section>
      <text:h text:style-name="Überschrift_20_3_20_unsichtbar" text:outline-level="3">Unused Alpha section (sc28)</text:h>
      <text:section text:style-name="Sect1" text:name="sc28">
        <text:p text:style-name="Kapitelanfang"/>
      </text:section>
      <text:h text:style-name="Heading_20_2" text:outline-level="2">Trash</text:h>
      <text:h text:style-name="Überschrift_20_3_20_unsichtbar" text:outline-level="3">Deleted Alpha section (sc29)</text:h>
      <text:section text:style-name="Sect1" text:name="sc29">
        <text:p text:style-name="Kapitelanfang"/>
      </text:section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>
  <office:font-face-decls>
    <style:font-face style:name="Mangal" svg:font-family="Mangal"/>
    <style:font-face style:name="Sitka Text" svg:font-family="'Sitka Text'" style:font-adornments="Standard" style:font-pitch="variable"/>
    <style:font-face style:name="Candara" svg:font-family="Candara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US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cm"/>
      <style:text-properties style:font-name="Sitka Text" fo:font-size="12pt" style:letter-kerning="false"/>
    </style:style>
    <style:style style:name="Heading" style:family="paragraph" style:parent-style-name="Standard" style:next-style-name="Text_20_body" style:class="text">
      <style:paragraph-properties loext:contextual-spacing="false" fo:text-align="center" style:justify-single-word="false" fo:keep-with-next="always"/>
      <style:text-properties fo:letter-spacing="0.018cm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loext:contextual-spacing="false" style:line-height-at-least="0.7cm" fo:widows="0" fo:hyphenation-ladder-count="no-limit" style:page-number="auto"/>
      <style:text-properties fo:font-size="13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1.199cm" fo:margin-bottom="1.199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1.199cm" fo:margin-bottom="1.199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6cm" fo:margin-bottom="0.6cm"/>
      <style:text-properties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loext:contextual-spacing="false" fo:margin-top="0.6cm" fo:margin-bottom="0.6cm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eading_20_5" style:display-name="Heading 5" style:family="paragraph" style:parent-style-name="Heading" style:next-style-name="Text_20_body" style:class="text"/>
    <style:style style:name="Heading_20_6" style:display-name="Heading 6" style:family="paragraph" style:parent-style-name="Heading" style:next-style-name="Text_20_body" style:class="text"/>
    <style:style style:name="Heading_20_7" style:display-name="Heading 7" style:family="paragraph" style:parent-style-name="Heading" style:next-style-name="Text_20_body" style:class="text"/>
    <style:style style:name="Heading_20_8" style:display-name="Heading 8" style:family="paragraph" style:parent-style-name="Heading" style:next-style-name="Text_20_body" style:class="text"/>
    <style:style style:name="Heading_20_9" style:display-name="Heading 9" style:family="paragraph" style:parent-style-name="Heading" style:next-style-name="Text_20_body" style:class="text"/>
    <style:style style:name="Heading_20_10" style:display-name="Heading 10" style:family="paragraph" style:parent-style-name="Heading" style:next-style-name="Text_20_body" style:class="text"/>
    <style:style style:name="Quotations" style:family="paragraph" style:parent-style-name="Standard" style:class="html">
      <style:paragraph-properties fo:margin="100%" fo:margin-left="1cm" fo:margin-right="1cm" fo:margin-top="0cm" fo:margin-bottom="0cm" fo:text-indent="0cm" style:auto-text-indent="false"/>
      <style:text-properties style:font-name="Gill Sans MT" fo:font-size="12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text-transform="uppercase" fo:letter-spacing="0.007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Kapitelanfang" style:display-name="Kapitelanfang" style:family="paragraph" style:parent-style-name="Text_20_body" style:next-style-name="First_20_line_20_indent" style:class="text">
  </style:style>
    <style:style style:name="Motto" style:display-name="Motto" style:family="paragraph" style:parent-style-name="Quotations" style:next-style-name="Motto-Quelle" style:class="text">
  </style:style>
    <style:style style:name="Motto-Quelle" style:display-name="Motto-Quelle" style:family="paragraph" style:parent-style-name="Motto" style:next-style-name="Text_20_body" style:class="text">
      <style:paragraph-properties fo:margin-top="0cm" fo:margin-bottom="1.46cm" fo:text-align="end"/>
      <style:text-properties fo:language="zxx" fo:country="none" fo:font-style="italic"/>
    </style:style>
    <style:style style:name="Abschnittsmarke" style:display-name="Abschnittsmarke" style:family="paragraph" style:parent-style-name="Standard" style:next-style-name="Text_20_body" style:class="text">
      <style:text-properties fo:color="#008000" fo:font-size="10pt" fo:language="zxx" fo:country="none"/>
    </style:style>
    <style:style style:name="Überschrift_20_3_20_unsichtbar" style:display-name="Überschrift 3 unsichtbar" style:family="paragraph" style:parent-style-name="Heading_20_3" style:class="text">
      <style:paragraph-properties fo:margin-top="0cm" fo:margin-bottom="0cm" fo:line-height="100%"/>
      <style:text-properties text:display="none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ovelibre</meta:generator>
    <dc:title>The Alpha novel title</dc:title>
    <dc:description>Describing the Alpha novel.</dc:description>
    <dc:subject/>
    <meta:keyword/>
    <meta:initial-creator>None</meta:initial-creator>
    <dc:creator/>
    <meta:creation-date>2026-01-04T12:09:07Z</meta:creation-date>
    <dc:date/>
  </office:meta>
</office:document-meta>
</file>